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Text_20_body">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Social question-answering sites serve both a selfish and altruistic purpose in providing knowledge to individuals and the wider web community. The temporal frame of reference of these two groups is very different. Individual information seekers require a quick response in order to provide cognitive closure and practical progress. While questions remain open, however, information may be added to a question over a longer time frame enabling <text:s/>the development of a richer resource for general use. This research investigated temporal aspects of the Stack Overflow knowledge exchange community for programming questions and answers. Answer acceptance - an indicator of user satisfaction with an answer - is strongly influenced by the timing of the answer, with faster answers more likely to be accepted. <text:s/>The timing of answers is as strong a predictor of acceptance as structural features of provided answers associated with quality. <text:s/>While many questions and answer exchanges are short-lived, there is a small yet interesting subset of questions where new answers receive community approval and which may end up being ranked more highly than early answers. While few posts are edited extensively, the length of time between edits is associated with increased <text:s/>votes and user views. In terms of community moderation at a macro scale, there is an increase over time in the identification and flagging of duplicates and off-topic questions. <text:s/>The implications for these findings are discussed, along with ways in which the accretion of new, complementary or substitute knowledge might be encouraged. </text:p>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text:soft-page-break/>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text:s/>{{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text:soft-page-break/></text:p>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text:soft-page-break/>most significant regressors {{754 Blooma,Mohan John 2008;}}. <text:s/></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2">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text:soft-page-break/></text:p>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text:soft-page-break/>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p text:style-name="Standard">&lt;&lt;initOpts, <text:s/>echo = FALSE, results = hide&gt;&gt;=</text:p>
      <text:p text:style-name="Standard">options(scipen=100)</text:p>
      <text:p text:style-name="Standard">options(digits=2)</text:p>
      <text:p text:style-name="Standard">setwd("/home/paulus/R/projects/StackAccretion")</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text:soft-page-break/>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text:style-name="Standard">&lt;&lt;TypicalQuestion, echo = FALSE, fig = TRUE&gt;&gt;= </text:p>
      <text:p text:style-name="Standard">qid&lt;-1064403 </text:p>
      <text:p text:style-name="Standard">p&lt;-stackplot(qid, gettldata(qid,15), getqdata(qid))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3, and tend to show the most activity on the day of question posting, with voting tailing off thereafter, but the majority of votes going to answers that were in place early in the timeline<text:note text:id="ftn4" text:note-class="footnote"><text:note-citation>4</text:note-citation><text:note-body><text:p text:style-name="Footnote"><text:a xlink:type="simple" xlink:href="http://stackoverflow.com/questions/1064403/when-to-rewrite-a-code-base-from-scratch">http://stackoverflow.com/questions/1064403/when-to-rewrite-a-code-base-from-scratch</text:a></text:p></text:note-body></text:note>. </text:p>
      <text:p text:style-name="Standard"/>
      <text:p text:style-name="Standard">In a "poll" type question, voting is more evenly spread out, with new answers appearing at intervals<text:note text:id="ftn5" text:note-class="footnote"><text:note-citation>5</text:note-citation><text:note-body><text:p text:style-name="Footnote"><text:a xlink:type="simple" xlink:href="http://stackoverflow.com/questions/347901/what-are-your-favorite-git-features-or-tricks">http://stackoverflow.com/questions/347901/what-are-your-favorite-git-features-or-tricks</text:a></text:p></text:note-body></text:note>. This type of question, while attracting community participation and attention, is also a type disfavoured by moderators and liable to closure for being too subjective (see evolution of moderation, below). </text:p>
      <text:p text:style-name="Standard"/>
      <text:p text:style-name="Standard">&lt;&lt;OpenQuestion, echo = FALSE, fig = TRUE&gt;&gt;= </text:p>
      <text:p text:style-name="Standard">qid&lt;-347901</text:p>
      <text:p text:style-name="Standard">p&lt;-stackplot(qid, gettldata(qid,5), getqdata(qid)) </text:p>
      <text:p text:style-name="Standard">odfFigureCaption('"Poll" Question Timeline',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text:soft-page-break/>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note text:id="ftn6" text:note-class="footnote"><text:note-citation>6</text:note-citation><text:note-body><text:p text:style-name="Footnote"><text:a xlink:type="simple" xlink:href="http://stackoverflow.com/questions/295579/fastest-way-to-determine-if-an-integers-square-root-is-an-integer">http://stackoverflow.com/questions/295579/fastest-way-to-determine-if-an-integers-square-root-is-an-integer</text:a></text:p></text:note-body></text:note>.</text:p>
      <text:p text:style-name="Standard"/>
      <text:p text:style-name="Standard">&lt;&lt;PrefQuestion, echo = FALSE, fig = TRUE&gt;&gt;= </text:p>
      <text:p text:style-name="Standard">qid&lt;-295579 </text:p>
      <text:p text:style-name="Standard">p&lt;-stackplot(qid, gettldata(qid,200,6), getqdata(qid))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answers are mostly temporally close to the question, but the first mover advantage puts the earliest ahead initially. In time, however, a slightly later question (in this case just a few days) gains over subsequent months. Here, the newer question author has provided a more factual, broader summary of the pros and cons of web data formats than the originally upvoted answers<text:note text:id="ftn7" text:note-class="footnote"><text:note-citation>7</text:note-citation><text:note-body><text:p text:style-name="Footnote"><text:a xlink:type="simple" xlink:href="http://stackoverflow.com/questions/325085/when-to-prefer-json-over-xml">http://stackoverflow.com/questions/325085/when-to-prefer-json-over-xml</text:a></text:p></text:note-body></text:note> (Figure 5)</text:p>
      <text:p text:style-name="Standard"/>
      <text:p text:style-name="Standard">&lt;&lt;BreakingAnswer, echo = FALSE, fig = TRUE&gt;&gt;= </text:p>
      <text:p text:style-name="Standard">qid&lt;-325085 </text:p>
      <text:p text:style-name="Standard">p&lt;-stackplot(qid, gettldata(qid,0,5), getqdata(qid)) </text:p>
      <text:p text:style-name="Standard">odfFigureCaption('"Breaking Answer"',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note text:id="ftn8" text:note-class="footnote"><text:note-citation>8</text:note-citation><text:note-body><text:p text:style-name="Standard"><text:span text:style-name="T4"><text:s text:c="5"/></text:span><text:a xlink:type="simple" xlink:href="http://stackoverflow.com/questions/422066/gradients-on-uiview-and-uilabels-on-iphone"><text:span text:style-name="T4">http://stackoverflow.com/questions/422066/gradients-on-uiview-and-uilabels-on-iphone</text:span></text:a></text:p></text:note-body></text:note>.</text:p>
      <text:p text:style-name="Standard"/>
      <text:p text:style-name="Standard">&lt;&lt;NewTechQuestion, echo = FALSE, fig = TRUE&gt;&gt;= </text:p>
      <text:p text:style-name="Standard">qid&lt;-422066 </text:p>
      <text:p text:style-name="Standard">p&lt;-stackplot(qid, gettldata(qid), getqdata(qid)) </text:p>
      <text:p text:style-name="Standard">odfFigureCaption('New Technology Question', numformat = '1', numlettersync = FALSE, formula='Illustration+1', label='Figure') </text:p>
      <text:p text:style-name="Standard">print(p) </text:p>
      <text:p text:style-name="Standard">@ </text:p>
      <text:p text:style-name="Standard"/>
      <text:p text:style-name="Standard">In this case, unlike the accepted answer, the preferred new answer provided almost a year after the question supplies a fuller answer, including a code example. The new answer is fourth if the questions are ranked temporally, but two of those ahead - including the accepted answer - are very brief and one only attracted a single upvote. This suggests that the new answer was visible with only minimum vertical scrolling on the part of the user and rose above two of the older answers quite quickly. <text:s/>The utility of the new answer <text:s/>is clear by the quantity of upvotes it attracted <text:s/>- but relied on the answer provider actively seeking out an older question and choosing to update the <text:soft-page-break/>content with new information.</text:p>
      <text:p text:style-name="P5"/>
      <text:p text:style-name="P5"/>
      <text:h text:style-name="Heading_20_2" text:outline-level="2">Question and answer edits over time</text:h>
      <text:p text:style-name="Text_20_body"><text:span text:style-name="T3">Above certain reputation thresholds, users are able to edit the question and answers of other users. In order to investigate the extent of editing, a "diff" was calculated using the Python difflib library</text:span><text:span text:style-name="T3"><text:note text:id="ftn9" text:note-class="footnote"><text:note-citation>9</text:note-citation><text:note-body><text:p text:style-name="Footnote">http://docs.python.org/library/difflib.html</text:p></text:note-body></text:note></text:span><text:span text:style-name="T3">. The library takes a "Gestalt" approach to text comparison, calculating the percentage match </text:span><text:span text:style-name="T3">between two texts by working outward from the largest sequence matched. A diff ratio can then be calculated:</text:span></text:p>
      <text:p text:style-name="P7">"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10" text:note-class="footnote"><text:note-citation>10</text:note-citation><text:note-body><text:p text:style-name="Footnote"><text:a xlink:type="simple" xlink:href="http://meta.stackoverflow.com/users/165455/aaron-bertrand">http://meta.stackoverflow.com/users/165455/aaron-bertrand</text:a> </text:p></text:note-body></text:note></text:p>
      <text:p text:style-name="Standard"><text:soft-page-break/></text:p>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
      <text:p text:style-name="Standard">A related issue is the closure of questions deemed to be off-topic and not suited to the remit of the community. Here again, there is a trend towards increasing numbers of questions being closed as off-topic (Figure xx). This is something that is itself a bone of contention within the StackOverflow community, as "off-topic" may be to some extent a matter of opinion. </text:p>
      <text:p text:style-name="Standard"/>
      <text:p text:style-name="Standard">&lt;&lt;ClosureOffTopicMods, echo = FALSE, fig = TRUE&gt;&gt;= </text:p>
      <text:p text:style-name="Standard">p&lt;-offtopicclosuresbyperiod() <text:s/></text:p>
      <text:p text:style-name="Standard">odfFigureCaption('Questions closed as off topic as a percentage of total questions', numformat = '1', numlettersync = FALSE, formula='Illustration+1', label='Figure') </text:p>
      <text:p text:style-name="Standard">print(p)</text:p>
      <text:p text:style-name="Standard">@ </text:p>
      <text:p text:style-name="Standard"/>
      <text:p text:style-name="Standard">&lt;&lt;closeOut, <text:s/>echo = FALSE, results = hide&gt;&gt;=</text:p>
      <text:p text:style-name="Standard">setwd("/home/paulus/R/projects/StackAccretion/odfWeave")</text:p>
      <text:p text:style-name="Standard"><text:soft-page-break/>@</text:p>
      <text:p text:style-name="Standard"/>
      <text:h text:style-name="Heading_20_1" text:outline-level="1">Conclusion and Discussion </text:h>
      <text:p text:style-name="Text_20_body">The analysis largely confirms the temporally biased nature of this type of social Q&amp;A community. Askers require quick answers, and will choose speed over quality if they allow them to achieve some form of cognitive/epistemic closure. <text:s/>The community at large will also mostly limit voting on a question-answer thread while it is active, most commonly in the few days following creation. </text:p>
      <text:p text:style-name="Text_20_body">We do see, however, that a minority of questions receive high quality answers much later, improving the quality of the resource for the community and web users more generally. Understanding how this happens - and encouraging the drivers thereof - could make for more dynamic and flexible resources.</text:p>
      <text:h text:style-name="Heading_20_2" text:outline-level="2">Old questions, new knowledge</text:h>
      <text:p text:style-name="Text_20_body">It seems that the altruistic motivations of social QA members are influenced by an awareness of building a generally useful public resource by updating old questions over time. The following exchange, from the "meta" discussion pages of diy.stackexchange.com, a sister site to Stack Overflow, illustrates this well:</text:p>
      <text:p text:style-name="P6">"The fact that an old question can reappear and get new answers is by design. Things change, what was the best answer a year or two ago might not be any more. - ChrisF</text:p>
      <text:p text:style-name="P6">I agree: it is a good thing when an old question is rekindled and receives new answers (typically from someone who was not here when the question first was posted). Remember that we're building a resource for posterity, not just helping the OP."– Vebjorn Ljosa</text:p>
      <text:p text:style-name="P6">It is a very negative experience to spend time working on an answer, only to realize that the asker will never see it. – dbracey </text:p>
      <text:p text:style-name="P6">@dbracey - don't focus on the asker. Focus on all the other people who'll find the question because they have the same problem. – ChrisF"<text:note text:id="ftn11" text:note-class="footnote"><text:note-citation>11</text:note-citation><text:note-body><text:p text:style-name="Footnote"><text:a xlink:type="simple" xlink:href="http://meta.diy.stackexchange.com/questions/668/how-can-we-keep-old-threads-from-coming-back">http://meta.diy.stackexchange.com/questions/668/how-can-we-keep-old-threads-from-coming-back</text:a> </text:p></text:note-body></text:note></text:p>
      <text:p text:style-name="Text_20_body">There has indeed been discussion on how to reward new answers to old questions<text:note text:id="ftn12" text:note-class="footnote"><text:note-citation>12</text:note-citation><text:note-body><text:p text:style-name="Footnote"><text:a xlink:type="simple" xlink:href="http://meta.stackoverflow.com/questions/23996/does-it-make-sense-to-answer-old-questions">http://meta.stackoverflow.com/questions/23996/does-it-make-sense-to-answer-old-questions</text:a> </text:p></text:note-body></text:note>,<text:note text:id="ftn13" text:note-class="footnote"><text:note-citation>13</text:note-citation><text:note-body><text:p text:style-name="Footnote"><text:a xlink:type="simple" xlink:href="http://meta.stackoverflow.com/questions/15805/how-can-we-make-good-answers-to-old-questions-float-to-the-top">http://meta.stackoverflow.com/questions/15805/how-can-we-make-good-answers-to-old-questions-float-to-the-top</text:a> </text:p></text:note-body></text:note>. Some have felt that existing mechanics are sufficient, in that questions are "bumped" back to active and that the original asker will receive a notification that a new answer is available. Others have suggested that the system needs to more actively promote new answers, or "decay" votes on older answers that were contributed earlier. <text:s/>It is certainly possible to conceive of algorithmic adjustments that detect potentially "fast rising" answers and provide additional weighting for them, in addition to mechanisms for rewarding users reopening and updating older threads. </text:p>
      <text:h text:style-name="Heading_20_2" text:outline-level="2">Tag Watching</text:h>
      <text:p text:style-name="Text_20_body">The true power of a technical specialist community such as Stack Overflow is that it is really a community of communities, with a range of specialist users focussing on particular languages, toolkits or frameworks. Here, the ability to watch a tag and hence view new questions specifically for that topic adds to the length of the visibility time window and opportunities for questions to receive inputs. The online community "warren and plaza" metaphor {{841 Zhang, X. 2010;}} here favours the warren - a personalised information space only visible to a subset of users - <text:s/>for enriching specialist knowledge. This in turn accords with one of Goldman's {{414 Goldman, A.I. 1999;}} criteria for a social epistemology, that personal interest is what adds value to the <text:soft-page-break/>knowledge-seeker's belief states.</text:p>
      <text:h text:style-name="Heading_20_2" text:outline-level="2">Redressing Voting Bias</text:h>
      <text:p text:style-name="Text_20_body">Analyses of information aggregation have long recognised the need for certain conditions to apply in order for combined knowledge to outperform individual opinion. When voting is anonymous and the pool of information providers have a better than even chance of being right then conditions are ideal. When, however, social deliberation is involved, then reputational and information cascades - where individuals withhold information or defer to more opinionated people - can adversely affect the outcome {{490 Sunstein, C.R. 2006;}}. These bias cascading effects are clearly in operation in online collaboratively filtered knowledge exchanges, with recent studies highlighting the "rich get richer" phenomenon. Answers with more votes in turn tend to attract more votes. {{792 Paul,Sharoda A. 2012;}}. In addition to the possibility of distributing allocated upvotes amongst complementary answers {{832 Jain,Shaili 2009;}} it has been suggested that voting on randomly presented samples of content might also alleviate this problem {{842 Stray, J. 2009;}}, though such an approach has yet to be field - tested. </text:p>
      <text:h text:style-name="Heading_20_2" text:outline-level="2">Shallow Editing </text:h>
      <text:p text:style-name="Text_20_body">The diffs analysis presented here suggests that the extension of editing of questions and answers over longer time periods also appears related to the overall value of a question thread to web users. It is only in the long tail, however, that we see posts with edits that represent significant revisions of the original text, and many may only be cosmetic. This highlights the difference between the social Q&amp;A resource and a community edited wiki such as Wikipedia. In the former, knowledge fixation is driven by the demand-supply dynamic, whereas in the latter <text:s/>there appears to be more of a <text:span text:style-name="T5">commitment on the part of editors to incrementally improve resource quality.</text:span></text:p>
      <text:h text:style-name="Heading_20_2" text:outline-level="2"><text:span text:style-name="T5">Policy evolution</text:span></text:h>
      <text:p text:style-name="P8">Finally, in the large community under study, we see self-moderation behaviour geared toward improving the overall resource by removing repetition and content considered out of scope. Whilst clearly both of these aims are laudable and are succeeding to some extent, it is not without the risk of alienating <text:s/>users and leading to the criticism of over-policing. Indeed, application of such policies appears to be as much an art as a science, with for instance some debate over what constitutes duplicate information. </text:p>
      <text:h text:style-name="Heading_20_1" text:outline-level="1">Limitations and Further Work </text:h>
      <text:p text:style-name="Text_20_body">A purely data-driven analysis of social Q&amp;A dynamics may be informative, yielding numerous insights into community dynamics and question and answer characteristics. To really understand user motivations and the impact of the emergent resource on the knowledge seeker , however, we need to meld these with qualitative and ethnographic studies that provide deeper insight into psychological and epistemological dynamics. </text:p>
      <text:p text:style-name="P8">We know, for instance, that profile information (especially user reputation) and answer scores may be used as heuristics by the information seeker in selecting which posts to prioritise. What is not clear, however, is the extent to which the user understands how reputation and scoring really works and how influential they may be. In terms of social epistemological value, these mechanisms provide potential benefits but may also threaten inclusivity, genuine authority and the flexibility of the resulting resource. </text:p>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22T14:25:26</dc:date>
    <dc:creator>Paul Matthews</dc:creator>
    <meta:editing-duration>PT6H22M19S</meta:editing-duration>
    <meta:editing-cycles>42</meta:editing-cycles>
    <meta:generator>LibreOffice/3.5$Linux_x86 LibreOffice_project/350m1$Build-2</meta:generator>
    <meta:document-statistic meta:table-count="0" meta:image-count="0" meta:object-count="0" meta:page-count="12" meta:paragraph-count="192" meta:word-count="5877" meta:character-count="39413" meta:non-whitespace-character-count="33561"/>
  </office:meta>
</office:document-meta>
</file>